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ticleIDRepository.getFileFromID( String articl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ticleIDRepository.addArticle( String articleID , Properties pro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ticleIDRepository.isExists( String articl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IDRepository.ArticleIDRepository( File root , String articleIDDomain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ticleIDRepository.getArticle( NNTPRepository repo , String 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rticleIDRepository.removeCRLF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ticleIDRepository.generateArticl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